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d7" officeooo:paragraph-rsid="0013a7d7"/>
    </style:style>
    <style:style style:name="P2" style:family="paragraph" style:parent-style-name="Standard">
      <style:text-properties fo:font-weight="bold" officeooo:rsid="0013a7d7" officeooo:paragraph-rsid="0013a7d7" style:font-weight-asian="bold" style:font-weight-complex="bold"/>
    </style:style>
    <style:style style:name="P3" style:family="paragraph" style:parent-style-name="Standard">
      <style:text-properties fo:color="#800000" officeooo:rsid="0013a7d7" officeooo:paragraph-rsid="0013a7d7"/>
    </style:style>
    <style:style style:name="P4" style:family="paragraph" style:parent-style-name="Standard">
      <style:text-properties fo:color="#800000" officeooo:rsid="0014690b" officeooo:paragraph-rsid="0014690b"/>
    </style:style>
    <style:style style:name="P5" style:family="paragraph" style:parent-style-name="Standard">
      <style:text-properties fo:color="#800000" officeooo:rsid="0015e668" officeooo:paragraph-rsid="0015e668"/>
    </style:style>
    <style:style style:name="P6" style:family="paragraph" style:parent-style-name="Standard">
      <style:text-properties officeooo:rsid="0013a7d7" officeooo:paragraph-rsid="0013a7d7"/>
    </style:style>
    <style:style style:name="P7" style:family="paragraph" style:parent-style-name="Standard">
      <style:text-properties officeooo:rsid="0013a7d7" officeooo:paragraph-rsid="001974d2"/>
    </style:style>
    <style:style style:name="P8" style:family="paragraph" style:parent-style-name="Standard">
      <style:text-properties officeooo:rsid="00187158" officeooo:paragraph-rsid="00187158"/>
    </style:style>
    <style:style style:name="P9" style:family="paragraph" style:parent-style-name="Standard">
      <style:text-properties officeooo:rsid="00187158" officeooo:paragraph-rsid="001c14f8"/>
    </style:style>
    <style:style style:name="P10" style:family="paragraph" style:parent-style-name="Standard">
      <style:text-properties officeooo:rsid="001ac464" officeooo:paragraph-rsid="001ac464"/>
    </style:style>
    <style:style style:name="P11" style:family="paragraph" style:parent-style-name="Standard">
      <style:text-properties officeooo:rsid="001c14f8" officeooo:paragraph-rsid="001c14f8"/>
    </style:style>
    <style:style style:name="P12" style:family="paragraph" style:parent-style-name="Standard">
      <style:text-properties officeooo:rsid="001f39df" officeooo:paragraph-rsid="001f39df"/>
    </style:style>
    <style:style style:name="P13" style:family="paragraph" style:parent-style-name="Standard">
      <style:text-properties officeooo:rsid="001f6db8" officeooo:paragraph-rsid="001f6db8"/>
    </style:style>
    <style:style style:name="P14" style:family="paragraph" style:parent-style-name="Standard">
      <style:text-properties officeooo:rsid="00215bc8" officeooo:paragraph-rsid="00215bc8"/>
    </style:style>
    <style:style style:name="P15" style:family="paragraph" style:parent-style-name="Standard">
      <style:text-properties officeooo:rsid="002237e6" officeooo:paragraph-rsid="002237e6"/>
    </style:style>
    <style:style style:name="T1" style:family="text">
      <style:text-properties fo:color="#800000"/>
    </style:style>
    <style:style style:name="T2" style:family="text">
      <style:text-properties fo:color="#800000" officeooo:rsid="0015e668"/>
    </style:style>
    <style:style style:name="T3" style:family="text">
      <style:text-properties fo:color="#800000" officeooo:rsid="0014690b"/>
    </style:style>
    <style:style style:name="T4" style:family="text">
      <style:text-properties fo:color="#800000" officeooo:rsid="0016b3d7"/>
    </style:style>
    <style:style style:name="T5" style:family="text">
      <style:text-properties fo:color="#800000" fo:font-style="italic" officeooo:rsid="0016b3d7" style:font-style-asian="italic" style:font-style-complex="italic"/>
    </style:style>
    <style:style style:name="T6" style:family="text">
      <style:text-properties fo:color="#800000" fo:font-style="italic" officeooo:rsid="001841a9" style:font-style-asian="italic" style:font-style-complex="italic"/>
    </style:style>
    <style:style style:name="T7" style:family="text">
      <style:text-properties fo:color="#800000" fo:font-style="normal" officeooo:rsid="0016b3d7" style:font-style-asian="normal" style:font-style-complex="normal"/>
    </style:style>
    <style:style style:name="T8" style:family="text">
      <style:text-properties fo:color="#800000" fo:font-style="normal" officeooo:rsid="001841a9"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officeooo:rsid="0014690b"/>
    </style:style>
    <style:style style:name="T11" style:family="text">
      <style:text-properties officeooo:rsid="001587b4"/>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c14f8"/>
    </style:style>
    <style:style style:name="T15" style:family="text">
      <style:text-properties officeooo:rsid="001c4cf5"/>
    </style:style>
    <style:style style:name="T16" style:family="text">
      <style:text-properties officeooo:rsid="001f7e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NNEES</text:p>
      <text:p text:style-name="P1"/>
      <text:p text:style-name="P1">-&gt; <text:span text:style-name="T9">Description de la base d’images sélectionnées ou construites</text:span></text:p>
      <text:p text:style-name="P1"><text:s text:c="8"/>Collecte ou acquisition ; procédure, méthode utilisée<text:tab/><text:span text:style-name="T1">FAIT VIA CAMERA, banque d’image</text:span></text:p>
      <text:p text:style-name="P1"><text:s text:c="8"/>Individus : données, images ; nombre, taille, format, structure des données ; typologie des données (qualitative, quantitatives) ; droits</text:p>
      <text:p text:style-name="P3">Données : banque d’image, 156, 2056*1542, format bmp,</text:p>
      <text:p text:style-name="P3">Structure : 156 images représentant 12 signes différents : orientation des doigts/mains les uns par rapports aux autres,</text:p>
      <text:p text:style-name="P3">Typologie : <text:span text:style-name="T10">quantitative : </text:span>angles relatifs <text:span text:style-name="T10">des doigts par rapport au repère et par rapport aux mains et position</text:span>, <text:span text:style-name="T10">aire des mains dans l’image, nombre de doigts vus, proportions de la bounding-box</text:span></text:p>
      <text:p text:style-name="P3"><text:tab/> <text:s text:c="7"/><text:span text:style-name="T10">qualitatif : doigts, poignets, orientation, emplacement</text:span></text:p>
      <text:p text:style-name="P4">droits : nous sommes propriétaires de notre banque d’image. Les signes cependant sont de propriété privées <text:span text:style-name="T11">(voir licence spécifique).</text:span></text:p>
      <text:p text:style-name="P1"><text:s text:c="8"/>Classes : Données étiquetées ; étiquetage effectué, répartition par classe, classes (nb, intitulé) ou valeurs numériques</text:p>
      <text:p text:style-name="P5">Classes : étiquetée par classes (1 classe par signe, un total de 12 classes) et sous format [<text:span text:style-name="T12">nom_classe][indice_sujet]_[indice_prise_image].bmp</text:span><text:span text:style-name="T13"> . Un total de 13 images par classes : {bœuf, cheval, chèvre, chien, cochon, dragon, lapin, oiseau, rat, serpent, singe, tigre}.</text:span></text:p>
      <text:p text:style-name="P1"><text:s text:c="4"/>Définition de la procédure de préparation des données</text:p>
      <text:p text:style-name="P1"><text:s text:c="8"/>Visualisation : <text:span text:style-name="T2">Screenshot d’un retour caméra d’une webcam utilisée en TP.</text:span></text:p>
      <text:p text:style-name="P1"><text:s text:c="8"/>Analyse descriptive des données</text:p>
      <text:p text:style-name="P1"><text:s text:c="12"/>Tendance centrale : <text:span text:style-name="T4">Compromis BDD : Seulement 5 sujet pour prises d’images (peu de diversité de sujets). BDD lourde (1,84 Go). Observations complètes (pas d’images insatisfaisante). Suffisante et équilibrée. (</text:span><text:span text:style-name="T5">faire stats)</text:span><text:span text:style-name="T7"> Angle doigts entre eux : 0° à 180°. Angle doigts avec main : 0° à 90°. Aire : </text:span><text:span text:style-name="T8">2*</text:span><text:span text:style-name="T6">aire_épaisseur_mains_vue_tranche </text:span><text:span text:style-name="T8">à 2*</text:span><text:span text:style-name="T6">aire_mains_vue_paume</text:span><text:span text:style-name="T8">. Nombre doigts vus : 0 à 10. Bounding-box : rapport Longueur/largeur (rectangularité).</text:span></text:p>
      <text:p text:style-name="P1"><text:s text:c="12"/>Etudier la dispersion</text:p>
      <text:p text:style-name="P1"><text:s text:c="12"/>Détection de valeurs aberrantes (boite à moustaches, traitement des valeurs extrêmes)</text:p>
      <text:p text:style-name="P1"><text:s text:c="8"/>Traitement</text:p>
      <text:p text:style-name="P1"><text:s text:c="12"/>Nettoyage</text:p>
      <text:p text:style-name="P1"><text:s text:c="12"/>Décomposition</text:p>
      <text:p text:style-name="P1"><text:s text:c="12"/>Mise à l’échelle – recalibrage des données</text:p>
      <text:p text:style-name="P1"><text:s text:c="12"/>Transformations</text:p>
      <text:p text:style-name="P1"/>
      <text:p text:style-name="P2">CARACTERISTIQUES</text:p>
      <text:p text:style-name="P1"/>
      <text:p text:style-name="P15">-&gt; Description des caractéristiques et des indicateurs de qualité choisis<text:line-break/><text:line-break/> <text:s text:c="3"/>• Etat de l’art des caractéristiques : gradient de l’image (invariant aux changement des<text:line-break/>conditions d’éclairage ) -&gt; information sur les contours des doigts : <text:s/>matrice HoG : information sur le positionnement (orientation) des doigts. (espace ndg)<text:line-break/>TO de l’image même information que gradient (hautes fréquences) + info basse fréquence (espace ndg) ondelette de Moore <text:line-break/>Elongation du masque : discriminer les signes en longueurs de ceux en largeur. (binaire)<text:line-break/> <text:s text:c="3"/>• Définition des critères d’évaluation des caractéristiques<text:line-break/>Faible variance intra-classes et forte inter-classes vérifier la non corrélation entre les caractéristiques</text:p>
      <text:p text:style-name="P1"/>
      <text:p text:style-name="P2">CLASSIFIEUR</text:p>
      <text:p text:style-name="P1"/>
      <text:p text:style-name="P1">-&gt; Description des caractéristiques et des indicateurs de qualité choisis</text:p>
      <text:p text:style-name="P1"><text:soft-page-break/></text:p>
      <text:p text:style-name="P1"><text:s text:c="4"/>• Etat de l’art des classifieurs</text:p>
      <text:p text:style-name="P1"><text:s text:c="4"/>• Définition du classifieur</text:p>
      <text:p text:style-name="P1"><text:s text:c="4"/>• Description du classifieur : définition, argumentation, usage, support</text:p>
      <text:p text:style-name="P1"><text:s text:c="4"/>• Définition des critères d’évaluation du classifieur</text:p>
      <text:p text:style-name="P1"/>
      <text:p text:style-name="P8">Classification supervisée : par apprentissage. 10 images par signe pour apprentissage (donc 120 images) et donc 3 images par classe pour test (donc 36 images).</text:p>
      <text:p text:style-name="P8"/>
      <text:p text:style-name="P11">Histogramme HOG</text:p>
      <text:p text:style-name="P11">TO <text:span text:style-name="T15">(hautes fréquences et basses fréquences)</text:span></text:p>
      <text:p text:style-name="P11">élongation</text:p>
      <text:p text:style-name="P9"/>
      <text:p text:style-name="P10">Classifieur bayésien à <text:span text:style-name="T14">3</text:span> caractéristiques. Donc <text:span text:style-name="T14">3</text:span> répartitions différente selon les 12 classes pour les identifier en minimisant l’erreur de répartition.</text:p>
      <text:p text:style-name="P10"/>
      <text:p text:style-name="P11">On choisit ce classifieur car on anticipe une répartition gaussienne sur chacune des caractéristiques pour les classes.</text:p>
      <text:p text:style-name="P11"/>
      <text:p text:style-name="P12">Evaluation : Dice sur la BDD de test, spécificité, …, complexité temporelle (pour que l’application finale soit viable)</text:p>
      <text:p text:style-name="P12"/>
      <text:p text:style-name="P12"/>
      <text:p text:style-name="P12"/>
      <text:p text:style-name="P12"/>
      <text:p text:style-name="P12"/>
      <text:p text:style-name="P12"/>
      <text:p text:style-name="P12"/>
      <text:p text:style-name="P12"/>
      <text:p text:style-name="P14">Résumé :</text:p>
      <text:p text:style-name="P12"/>
      <text:p text:style-name="P13">156 images, 12 classes. Images RGB. Pré-traitement en HSV =&gt; masque mains =&gt; niveau de gris.</text:p>
      <text:p text:style-name="P13">On cherche les angles entre les doigts =&gt; HOG + gradient pour les détecter + élongation pour distinguer les formes de signes. Avec ces caractéristiques on utilise un classifieur bayésien sur 120 images (et 36 de tests) pour un apprentissage supervisée. On évalue le succès ou non de ce classifieur selon les différents coefficients des matrices de confusion (Dice, …) ainsi que la complexité temporelle de notre algorithme <text:span text:style-name="T16">pour que ce soit v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8T14:06:35.994000000</meta:creation-date>
    <dc:date>2022-04-13T12:27:46.139000000</dc:date>
    <meta:editing-duration>PT1H18M30S</meta:editing-duration>
    <meta:editing-cycles>14</meta:editing-cycles>
    <meta:generator>LibreOffice/5.1.6.2$Windows_x86 LibreOffice_project/07ac168c60a517dba0f0d7bc7540f5afa45f0909</meta:generator>
    <meta:document-statistic meta:table-count="0" meta:image-count="0" meta:object-count="0" meta:page-count="2" meta:paragraph-count="40" meta:word-count="608" meta:character-count="4354" meta:non-whitespace-character-count="3613"/>
  </office:meta>
</office:document-meta>
</file>